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sparador Stencil" svg:font-family="'Disparador Stencil'"/>
    <style:font-face style:name="SimSun" svg:font-family="SimSun, 'Droid Sans Fallback'"/>
    <style:font-face style:name="Calibri" svg:font-family="Calibri, 'Liberation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style:font-name="Disparador Stencil" fo:font-size="1000pt" style:font-size-asian="1000pt" style:font-name-complex="Disparador Stencil" style:font-size-complex="1000pt"/>
    </style:style>
    <style:style style:name="T1" style:family="text">
      <style:text-properties style:font-name="Disparador Stencil" fo:font-size="320pt" style:font-size-asian="320pt" style:font-name-complex="Disparador Stencil" style:font-size-complex="3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<text:soft-page-break/>H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sparador Stencil" svg:font-family="'Disparador Stencil'"/>
    <style:font-face style:name="SimSun" svg:font-family="SimSun, 'Droid Sans Fallback'"/>
    <style:font-face style:name="Calibri" svg:font-family="Calibri, 'Liberation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, 'Liberation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.175cm" fo:margin-bottom="3.175cm" fo:margin-left="2.54cm" fo:margin-right="2.54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can</meta:initial-creator>
    <meta:creation-date>2018-12-26T07:18:00</meta:creation-date>
    <dc:creator>mohican</dc:creator>
    <dc:date>2018-12-26T11:06:00</dc:date>
    <meta:editing-cycles>1</meta:editing-cycles>
    <meta:editing-duration>PT22H</meta:editing-duration>
    <meta:document-statistic meta:table-count="0" meta:image-count="0" meta:object-count="0" meta:page-count="2" meta:paragraph-count="1" meta:word-count="1" meta:character-count="3" meta:non-whitespace-character-count="3"/>
    <meta:generator>LibreOffice/6.0.7.3.0$Linux_X86_64 LibreOffice_project/00m0$Build-3</meta:generator>
    <meta:user-defined meta:name="KSOProductBuildVer">1033-10.1.0.6757</meta:user-defined>
  </office:meta>
</office:document-meta>
</file>